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3" style:family="graphic" style:parent-style-name="standard">
      <style:graphic-properties draw:marker-start="Arrow" draw:marker-start-width="0.3cm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0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solid"/>
      <style:paragraph-properties fo:text-align="center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2" draw:layer="layout" svg:x1="3.8cm" svg:y1="3.257cm" svg:x2="3.8cm" svg:y2="13.8cm">
          <text:p text:style-name="P1">MCU</text:p>
        </draw:line>
        <draw:line draw:style-name="gr1" draw:text-style-name="P2" draw:layer="layout" svg:x1="20cm" svg:y1="1.2cm" svg:x2="20cm" svg:y2="14.2cm">
          <text:p text:style-name="P1">Server</text:p>
        </draw:line>
        <draw:line draw:style-name="gr2" draw:text-style-name="P2" draw:layer="layout" svg:x1="3.8cm" svg:y1="3.257cm" svg:x2="20cm" svg:y2="4cm">
          <text:p text:style-name="P1"><text:span text:style-name="T1">startup/{Id, server_key</text:span>, IP}</text:p>
        </draw:line>
        <draw:line draw:style-name="gr3" draw:text-style-name="P1" draw:layer="layout" svg:x1="3.8cm" svg:y1="5.6cm" svg:x2="20cm" svg:y2="4cm">
          <text:p text:style-name="P1">{request_queue}</text:p>
          <text:p text:style-name="P1"/>
        </draw:line>
        <draw:frame draw:style-name="gr4" draw:text-style-name="P3" draw:layer="layout" svg:width="12cm" svg:height="1.2cm" svg:x="4.4cm" svg:y="8cm">
          <draw:text-box>
            <text:p>Process each request in request_queue</text:p>
          </draw:text-box>
        </draw:frame>
        <draw:line draw:style-name="gr2" draw:text-style-name="P2" draw:layer="layout" svg:x1="3.8cm" svg:y1="10.2cm" svg:x2="20cm" svg:y2="12cm">
          <text:p text:style-name="P1">If Q isn’t empty, start processing request then finish/{dispensed,txnId}</text:p>
        </draw:line>
        <draw:line draw:style-name="gr5" draw:text-style-name="P2" draw:layer="layout" svg:x1="3.8cm" svg:y1="11cm" svg:x2="20cm" svg:y2="12.6cm">
          <text:p/>
        </draw:line>
        <draw:line draw:style-name="gr1" draw:text-style-name="P2" draw:layer="layout" svg:x1="26.6cm" svg:y1="0.8cm" svg:x2="26.6cm" svg:y2="14.2cm">
          <text:p text:style-name="P1">user</text:p>
        </draw:line>
        <draw:line draw:style-name="gr3" draw:text-style-name="P1" draw:layer="layout" svg:x1="20cm" svg:y1="2cm" svg:x2="26.6cm" svg:y2="1.2cm">
          <text:p text:style-name="P1">txn1</text:p>
        </draw:line>
        <draw:line draw:style-name="gr3" draw:text-style-name="P1" draw:layer="layout" svg:x1="20cm" svg:y1="2.6cm" svg:x2="26.6cm" svg:y2="1.8cm">
          <text:p text:style-name="P1">txn2</text:p>
        </draw:line>
        <draw:line draw:style-name="gr3" draw:text-style-name="P1" draw:layer="layout" svg:x1="3.8cm" svg:y1="12.8cm" svg:x2="20cm" svg:y2="12cm">
          <text:p text:style-name="P1">{request_queue} if Q was full earlier</text:p>
        </draw:line>
        <draw:line draw:style-name="gr3" draw:text-style-name="P1" draw:layer="layout" svg:x1="20cm" svg:y1="10.2cm" svg:x2="26.6cm" svg:y2="8.2cm">
          <text:p text:style-name="P1">txn3</text:p>
        </draw:line>
        <draw:frame draw:style-name="gr4" draw:text-style-name="P3" draw:layer="layout" svg:width="2cm" svg:height="1.2cm" svg:x="18.2cm" svg:y="1.8cm">
          <draw:text-box>
            <text:p>Wait</text:p>
          </draw:text-box>
        </draw:frame>
        <draw:line draw:style-name="gr2" draw:text-style-name="P2" draw:layer="layout" svg:x1="20cm" svg:y1="4.2cm" svg:x2="26.6cm" svg:y2="5.4cm">
          <text:p text:style-name="P1">finish_key1</text:p>
        </draw:line>
        <draw:line draw:style-name="gr2" draw:text-style-name="P2" draw:layer="layout" svg:x1="20cm" svg:y1="4.8cm" svg:x2="26.6cm" svg:y2="6cm">
          <text:p text:style-name="P1">finish_key2</text:p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6" draw:layer="layout" svg:x1="3.748cm" svg:y1="3.257cm" svg:x2="3.748cm" svg:y2="13.8cm">
          <text:p text:style-name="P5">MCU</text:p>
        </draw:line>
        <draw:line draw:style-name="gr1" draw:text-style-name="P6" draw:layer="layout" svg:x1="19.948cm" svg:y1="1.2cm" svg:x2="19.948cm" svg:y2="14.2cm">
          <text:p text:style-name="P5">Server</text:p>
        </draw:line>
        <draw:line draw:style-name="gr3" draw:text-style-name="P5" draw:layer="layout" svg:x1="3.748cm" svg:y1="3.457cm" svg:x2="19.948cm" svg:y2="3.257cm">
          <text:p text:style-name="P5">{request_queue} at known IP </text:p>
          <text:p text:style-name="P5"/>
        </draw:line>
        <draw:line draw:style-name="gr1" draw:text-style-name="P6" draw:layer="layout" svg:x1="26.548cm" svg:y1="0.8cm" svg:x2="26.548cm" svg:y2="14.2cm">
          <text:p text:style-name="P5">user</text:p>
        </draw:line>
        <draw:line draw:style-name="gr3" draw:text-style-name="P5" draw:layer="layout" svg:x1="19.948cm" svg:y1="2cm" svg:x2="26.548cm" svg:y2="1.2cm">
          <text:p text:style-name="P5">txn4</text:p>
        </draw:line>
        <draw:line draw:style-name="gr2" draw:text-style-name="P2" draw:layer="layout" svg:x1="3.748cm" svg:y1="4cm" svg:x2="19.948cm" svg:y2="4.4cm">
          <text:p text:style-name="P1">Response or Error</text:p>
        </draw:line>
        <draw:line draw:style-name="gr2" draw:text-style-name="P2" draw:layer="layout" svg:x1="19.948cm" svg:y1="4.8cm" svg:x2="26.548cm" svg:y2="5cm">
          <text:p text:style-name="P1">Response</text:p>
        </draw:line>
        <draw:frame draw:style-name="gr7" draw:text-style-name="P3" draw:layer="layout" svg:width="3.6cm" svg:height="0.962cm" svg:x="2.6cm" svg:y="2.495cm">
          <draw:text-box>
            <text:p>Serving</text:p>
          </draw:text-box>
        </draw:frame>
        <presentation:notes draw:style-name="dp1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request_queue is list of requests, each request contains txnId, requested units of water.</text:p>
                <text:p>Every message is authenticated and encrypted. 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8" draw:text-style-name="P3" draw:layer="layout" svg:width="23.2cm" svg:height="4.517cm" svg:x="1.8cm" svg:y="2.2cm">
          <draw:text-box>
            <text:p><text:span text:style-name="T2">Server requests MCU </text:span>: </text:p>
            <text:p><text:span text:style-name="T3">pro</text:span> : secure, <text:span text:style-name="T3">con</text:span> : may need to wait for longer time – not scalable, handle not_connected.</text:p>
            <text:p/>
            <text:p><text:span text:style-name="T2">User requests MCU </text:span>:</text:p>
            <text:p text:style-name="P8"><text:span text:style-name="T4">Pro : </text:span><text:span text:style-name="T1">lower burden on server, </text:span><text:span text:style-name="T4">con : </text:span><text:span text:style-name="T5">may be </text:span><text:span text:style-name="T5">insecure or difficult to maintain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objectwithoutfill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09:52:07.493692255</meta:creation-date>
    <dc:date>2021-02-18T21:04:52.330939256</dc:date>
    <meta:editing-duration>PT6H30M37S</meta:editing-duration>
    <meta:editing-cycles>2</meta:editing-cycles>
    <meta:generator>LibreOffice/6.4.6.2$Linux_X86_64 LibreOffice_project/40$Build-2</meta:generator>
    <meta:document-statistic meta:object-count="55"/>
  </office:meta>
</office:document-meta>
</file>